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oktionary – Start Notes</text:p>
      <text:p text:style-name="Standard"/>
      <text:p text:style-name="Standard"/>
      <text:p text:style-name="Standard">Rough Schedule:</text:p>
      <text:p text:style-name="Standard"/>
      <text:p text:style-name="Standard">Feb. 1 – Initial rough website complete (wiki and blog) and database running and functional</text:p>
      <text:p text:style-name="Standard">Mar. 1 – At least 2,000 ingredients completely uploaded into database. Domain name purchased.</text:p>
      <text:p text:style-name="Standard">Apr. 1 – 20 blog entries written. Website and Blog in second versions.</text:p>
      <text:p text:style-name="Standard">May 1 – Website being hosted. Beta Testing.</text:p>
      <text:p text:style-name="Standard">June 1 – Social media accounts created and active.</text:p>
      <text:p text:style-name="Standard"/>
      <text:p text:style-name="Standard"/>
      <text:p text:style-name="Standard"/>
      <text:p text:style-name="Standard">Non-Optional Start Costs</text:p>
      <text:p text:style-name="Standard"/>
      <text:p text:style-name="Standard">Web Hosting</text:p>
      <text:p text:style-name="Standard">~$100 a year</text:p>
      <text:p text:style-name="Standard"/>
      <text:p text:style-name="Standard">Optional Start Costs</text:p>
      <text:p text:style-name="Standard">Reddit Advertising</text:p>
      <text:p text:style-name="Standard">Twitter Promotions</text:p>
      <text:p text:style-name="Standard">Display Plates</text:p>
      <text:p text:style-name="Standard">Camera lenses</text:p>
      <text:p text:style-name="Standard">Camera Lighting</text:p>
      <text:p text:style-name="Standard"/>
      <text:p text:style-name="Standard">Free Advertising Ideas</text:p>
      <text:p text:style-name="Standard"/>
      <text:p text:style-name="Standard">Reddit Account</text:p>
      <text:p text:style-name="Standard">Twitter Account</text:p>
      <text:p text:style-name="Standard"/>
      <text:p text:style-name="Standard">Starter Featured Ingredient Ideas:</text:p>
      <text:p text:style-name="Standard"/>
      <text:p text:style-name="Standard">Dragonfruit – Dragonfruit tarts</text:p>
      <text:p text:style-name="Standard">Nopales – Nopales Humitas?</text:p>
      <text:p text:style-name="Standard">Something Chinese</text:p>
      <text:p text:style-name="Standard">Some Cheese</text:p>
      <text:p text:style-name="Standard">Some spice – Za'tar? Zatar flat bread?</text:p>
      <text:p text:style-name="Standard">Some sauce – fermented bean sauce? </text:p>
      <text:p text:style-name="Standard">Yuzu?</text:p>
      <text:p text:style-name="Standard">Pomegranate Molasses?</text:p>
      <text:p text:style-name="Standard">Some Fish?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zel Shade</meta:initial-creator>
    <meta:creation-date>2019-01-09T20:18:19</meta:creation-date>
    <dc:date>2019-01-18T17:42:43</dc:date>
    <dc:creator>Hazel Shade</dc:creator>
    <meta:editing-duration>PT8M3S</meta:editing-duration>
    <meta:editing-cycles>6</meta:editing-cycles>
    <meta:generator>OpenOffice/4.1.2$Unix OpenOffice.org_project/412m3$Build-9782</meta:generator>
    <meta:document-statistic meta:table-count="0" meta:image-count="0" meta:object-count="0" meta:page-count="1" meta:paragraph-count="29" meta:word-count="127" meta:character-count="811"/>
  </office:meta>
</office:document-meta>
</file>